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Normas de referencia</text:h>
      <text:list text:style-name="L1">
        <text:list-item>
          <text:p text:style-name="P1"><text:span text:style-name="Strong_20_Emphasis">QS-9000</text:span>: (derogada, era un estándar automotriz de Ford, GM y Chrysler). Basada en ISO 9001, enfocada en proveedores de automoción.</text:p>
        </text:list-item>
        <text:list-item>
          <text:p text:style-name="P1"><text:span text:style-name="Strong_20_Emphasis">ISO 9001</text:span>: estándar internacional para <text:span text:style-name="Strong_20_Emphasis">sistemas de gestión de calidad</text:span> (SGC). No define tablas de BD, sino requisitos de gestión: control documental, trazabilidad, mejora continua, gestión de no conformidades, auditorías, etc.</text:p>
        </text:list-item>
        <text:list-item>
          <text:p text:style-name="P1"><text:span text:style-name="Strong_20_Emphasis">IATF 16949</text:span>: evolución de QS-9000, específica para automoción. Añade requisitos más estrictos sobre <text:span text:style-name="Strong_20_Emphasis">trazabilidad de materiales, gestión de proveedores, control de cambios y riesgos</text:span>.</text:p>
        </text:list-item>
      </text:list>
      <text:p text:style-name="Horizontal_20_Line"/>
      <text:h text:style-name="Heading_20_3" text:outline-level="3">🔎 Comparación con tu BD</text:h>
      <text:p text:style-name="Text_20_body">La base de datos tiene varios puntos <text:span text:style-name="Strong_20_Emphasis">alineados</text:span> con esas normas, pero no garantiza cumplimiento por sí sola.</text:p>
      <text:p text:style-name="Text_20_body">✅ <text:span text:style-name="Strong_20_Emphasis">Aspectos positivos (alineados con ISO/IATF):</text:span></text:p>
      <text:list text:style-name="L2">
        <text:list-item>
          <text:p text:style-name="P2"><text:span text:style-name="Strong_20_Emphasis">Trazabilidad de entidades</text:span> (clientes, proveedores, técnicos) → requisito de control de proveedores y clientes.</text:p>
        </text:list-item>
        <text:list-item>
          <text:p text:style-name="P2"><text:span text:style-name="Strong_20_Emphasis">Control de productos e inventario</text:span> con <text:span text:style-name="Source_20_Text">productos</text:span>, <text:span text:style-name="Source_20_Text">movimientos_stock</text:span> y <text:span text:style-name="Source_20_Text">materiales_usados</text:span> → trazabilidad de materiales.</text:p>
        </text:list-item>
        <text:list-item>
          <text:p text:style-name="P2"><text:span text:style-name="Strong_20_Emphasis">Gestión de servicios</text:span> (<text:span text:style-name="Source_20_Text">servicios</text:span>) → evidencia de órdenes de trabajo / tickets, útil para gestión de procesos y seguimiento.</text:p>
        </text:list-item>
        <text:list-item>
          <text:p text:style-name="P2"><text:span text:style-name="Strong_20_Emphasis">Facturación</text:span> (<text:span text:style-name="Source_20_Text">facturas</text:span>, <text:span text:style-name="Source_20_Text">factura_detalle</text:span>) → control económico y documental.</text:p>
        </text:list-item>
        <text:list-item>
          <text:p text:style-name="P2"><text:span text:style-name="Strong_20_Emphasis">Historial de cambios</text:span> con <text:span text:style-name="Source_20_Text">created_at</text:span>, <text:span text:style-name="Source_20_Text">updated_at</text:span>, <text:span text:style-name="Source_20_Text">created_by</text:span>, <text:span text:style-name="Source_20_Text">updated_by</text:span> → soporta trazabilidad y control de responsabilidades.</text:p>
        </text:list-item>
        <text:list-item>
          <text:p text:style-name="P2"><text:span text:style-name="Strong_20_Emphasis">Adjuntos y comentarios</text:span> → sirven para gestionar documentos de soporte, reportes de no conformidad, auditorías.</text:p>
        </text:list-item>
      </text:list>
      <text:p text:style-name="Text_20_body">❌ <text:span text:style-name="Strong_20_Emphasis">Aspectos faltantes respecto a las normas:</text:span></text:p>
      <text:list text:style-name="L3">
        <text:list-item>
          <text:p text:style-name="P3"><text:span text:style-name="Strong_20_Emphasis">Gestión de no conformidades y acciones correctivas/preventivas (CAPA)</text:span> → no hay tablas específicas para registrar fallos, reclamaciones de clientes, acciones correctivas.</text:p>
        </text:list-item>
        <text:list-item>
          <text:p text:style-name="P3"><text:span text:style-name="Strong_20_Emphasis">Gestión de auditorías internas y externas</text:span> → no existe módulo para evidenciar auditorías, hallazgos y seguimientos.</text:p>
        </text:list-item>
        <text:list-item>
          <text:p text:style-name="P3"><text:span text:style-name="Strong_20_Emphasis">Control documental</text:span> → aunque hay adjuntos, no hay versión/estado de documentos (vigente, obsoleto).</text:p>
        </text:list-item>
        <text:list-item>
          <text:p text:style-name="P3"><text:span text:style-name="Strong_20_Emphasis">Planificación de calidad, riesgos y oportunidades</text:span> (IATF 16949 exige más control sobre FMEA, PPAP, AMEF, etc.) → no está contemplado.</text:p>
        </text:list-item>
        <text:list-item>
          <text:p text:style-name="P3"><text:soft-page-break/><text:span text:style-name="Strong_20_Emphasis">Indicadores de desempeño (KPI de calidad, satisfacción del cliente, tiempos de respuesta SLA medidos)</text:span> → no se observa medición sistemática, solo SLA en <text:span text:style-name="Source_20_Text">servicios</text:span>.</text:p>
        </text:list-item>
        <text:list-item>
          <text:p text:style-name="P3"><text:span text:style-name="Strong_20_Emphasis">Aprobación de proveedores</text:span> (evaluación, auditorías de proveedores) → solo se almacenan datos de contacto, no su evaluación.</text:p>
        </text:list-item>
      </text:list>
      <text:p text:style-name="Horizontal_20_Line"/>
      <text:h text:style-name="Heading_20_3" text:outline-level="3">📌 Conclusión</text:h>
      <text:p text:style-name="Text_20_body">La base de datos está <text:span text:style-name="Strong_20_Emphasis">parcialmente alineada</text:span> con los requisitos de <text:span text:style-name="Strong_20_Emphasis">ISO 9001</text:span> y en parte con <text:span text:style-name="Strong_20_Emphasis">IATF 16949</text:span> (por la trazabilidad de materiales, clientes, proveedores).<text:line-break/>👉 Pero <text:span text:style-name="Strong_20_Emphasis">no cumple de forma integral</text:span> ninguna de estas normas, ya que son <text:span text:style-name="Strong_20_Emphasis">estándares de gestión organizacional</text:span>, no solo de datos.</text:p>
      <text:p text:style-name="Text_20_body">Tu BD podría ser un <text:span text:style-name="Strong_20_Emphasis">soporte informático</text:span> dentro de un sistema certificado, pero para cumplir de verdad habría que añadir módulos/tablas de:</text:p>
      <text:list text:style-name="L4">
        <text:list-item>
          <text:p text:style-name="P4">No conformidades y CAPA.</text:p>
        </text:list-item>
        <text:list-item>
          <text:p text:style-name="P4">Auditorías y evaluaciones.</text:p>
        </text:list-item>
        <text:list-item>
          <text:p text:style-name="P4">Control documental con versiones.</text:p>
        </text:list-item>
        <text:list-item>
          <text:p text:style-name="P4">Gestión de riesgos y planificación de calidad.</text:p>
        </text:list-item>
        <text:list-item>
          <text:p text:style-name="P4">Evaluación y homologación de proveedo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2:51:46.178139600</meta:creation-date>
    <dc:date>2025-10-17T12:52:54.956046700</dc:date>
    <meta:editing-duration>PT1M9S</meta:editing-duration>
    <meta:editing-cycles>1</meta:editing-cycles>
    <meta:document-statistic meta:table-count="0" meta:image-count="0" meta:object-count="0" meta:page-count="2" meta:paragraph-count="28" meta:word-count="425" meta:character-count="2852" meta:non-whitespace-character-count="2475"/>
    <meta:generator>LibreOffice/25.8.1.1$Windows_X86_64 LibreOffice_project/54047653041915e595ad4e45cccea684809c77b5</meta:generator>
  </office:meta>
</office:document-meta>
</file>